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4.9604in" table:align="margins" style:may-break-between-rows="true" style:writing-mode="lr-tb" table:border-model="collapsing"/>
    </style:style>
    <style:style style:name="Table5.A" style:family="table-column">
      <style:table-column-properties style:column-width="0.6576in" style:rel-column-width="947*"/>
    </style:style>
    <style:style style:name="Table5.B" style:family="table-column">
      <style:table-column-properties style:column-width="1.0271in" style:rel-column-width="1479*"/>
    </style:style>
    <style:style style:name="Table5.C" style:family="table-column">
      <style:table-column-properties style:column-width="0.4813in" style:rel-column-width="693*"/>
    </style:style>
    <style:style style:name="Table5.D" style:family="table-column">
      <style:table-column-properties style:column-width="2.2674in" style:rel-column-width="3265*"/>
    </style:style>
    <style:style style:name="Table5.E" style:family="table-column">
      <style:table-column-properties style:column-width="1.6917in" style:rel-column-width="2436*"/>
    </style:style>
    <style:style style:name="Table5.F" style:family="table-column">
      <style:table-column-properties style:column-width="2.4208in" style:rel-column-width="3486*"/>
    </style:style>
    <style:style style:name="Table5.G" style:family="table-column">
      <style:table-column-properties style:column-width="1.4361in" style:rel-column-width="2068*"/>
    </style:style>
    <style:style style:name="Table5.H" style:family="table-column">
      <style:table-column-properties style:column-width="1.0194in" style:rel-column-width="1468*"/>
    </style:style>
    <style:style style:name="Table5.I" style:family="table-column">
      <style:table-column-properties style:column-width="1.0743in" style:rel-column-width="1547*"/>
    </style:style>
    <style:style style:name="Table5.J" style:family="table-column">
      <style:table-column-properties style:column-width="1.3729in" style:rel-column-width="1977*"/>
    </style:style>
    <style:style style:name="Table5.K" style:family="table-column">
      <style:table-column-properties style:column-width="1.5118in" style:rel-column-width="2177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D2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E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K2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2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5.B32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32" style:family="table-cell" style:data-style-name="N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D32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K32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Table6" style:family="table">
      <style:table-properties style:width="1.0194in" table:align="margins" style:writing-mode="lr-tb"/>
    </style:style>
    <style:style style:name="Table6.A" style:family="table-column">
      <style:table-column-properties style:column-width="1.0194in" style:rel-column-width="6553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" style:family="table">
      <style:table-properties style:width="1.0194in" table:align="margins" style:writing-mode="lr-tb"/>
    </style:style>
    <style:style style:name="Table6.A" style:family="table-column">
      <style:table-column-properties style:column-width="1.0194in" style:rel-column-width="6553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entury" fo:font-size="13pt" fo:language="en" fo:country="US" fo:font-weight="normal" officeooo:rsid="000d2311" officeooo:paragraph-rsid="000ad0df" style:letter-kerning="false" fo:background-color="transparent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ffff" loext:opacity="100%" style:font-name="Century" fo:font-size="13pt" fo:language="en" fo:country="US" fo:font-weight="normal" officeooo:paragraph-rsid="000ad0df" style:letter-kerning="false" fo:background-color="transparent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entury" fo:font-size="13pt" fo:language="en" fo:country="US" fo:font-weight="normal" officeooo:paragraph-rsid="000ad0df" style:letter-kerning="false" fo:background-color="transparent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entury" fo:font-size="13pt" fo:language="en" fo:country="US" fo:font-weight="normal" officeooo:paragraph-rsid="000ad0df" style:letter-kerning="false" fo:background-color="transparent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5" style:family="paragraph" style:parent-style-name="List_20_Paragraph" style:list-style-name="WWNum5">
      <style:paragraph-properties fo:margin-top="0in" fo:margin-bottom="0in" style:contextual-spacing="true" fo:line-height="100%" fo:text-align="start" style:justify-single-word="false" fo:orphans="2" fo:widows="2"/>
      <style:text-properties style:font-name="Century" fo:font-size="13pt" fo:language="en" fo:country="US" fo:font-weight="normal" officeooo:paragraph-rsid="000ad0df" style:letter-kerning="false" fo:background-color="transparent" style:font-name-asian="Calibri" style:font-size-asian="13pt" style:language-asian="en" style:country-asian="US" style:font-weight-asian="normal" style:font-size-complex="13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919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3pt" fo:font-weight="normal" officeooo:paragraph-rsid="000ad0df" fo:background-color="transparent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Courier New" fo:font-size="13pt" fo:font-weight="normal" officeooo:paragraph-rsid="000b9196" fo:background-color="transparent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3pt" officeooo:paragraph-rsid="000b9196" style:font-size-asian="13pt" style:font-size-complex="13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Courier New" fo:font-size="13pt" fo:language="en" fo:country="US" fo:font-style="normal" fo:text-shadow="none" style:text-underline-style="none" fo:font-weight="normal" officeooo:paragraph-rsid="000b9196" style:letter-kerning="false" style:font-name-asian="Calibri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text-outline="false" style:text-line-through-style="none" style:text-line-through-type="none" style:font-name="Courier New" fo:font-size="13pt" fo:language="en" fo:country="US" fo:font-style="normal" fo:text-shadow="none" style:text-underline-style="none" fo:font-weight="normal" officeooo:paragraph-rsid="000b9196" style:letter-kerning="false" style:font-name-asian="Calibri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Courier New" fo:font-size="13pt" fo:language="en" fo:country="US" fo:font-style="normal" fo:text-shadow="none" style:text-underline-style="none" fo:font-weight="normal" officeooo:rsid="000d2311" officeooo:paragraph-rsid="000b9196" style:letter-kerning="false" style:font-name-asian="Calibri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000000" loext:opacity="100%" style:text-outline="false" style:text-line-through-style="none" style:text-line-through-type="none" style:font-name="Courier New" fo:font-size="13pt" fo:language="en" fo:country="US" fo:font-style="normal" fo:text-shadow="none" style:text-underline-style="none" fo:font-weight="normal" officeooo:rsid="000eda62" officeooo:paragraph-rsid="000b9196" style:letter-kerning="false" style:font-name-asian="Calibri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ourier New" fo:font-size="13pt" fo:language="en" fo:country="US" officeooo:paragraph-rsid="000b9196" style:letter-kerning="false" style:font-name-asian="Calibri" style:font-size-asian="13pt" style:language-asian="en" style:country-asian="US" style:font-size-complex="13pt" style:language-complex="ar" style:country-complex="SA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3pt" fo:font-style="normal" fo:text-shadow="none" style:text-underline-style="none" fo:font-weight="normal" officeooo:rsid="000af6bb" officeooo:paragraph-rsid="000b919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919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919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3pt" fo:font-style="normal" fo:text-shadow="none" style:text-underline-style="none" fo:font-weight="normal" officeooo:rsid="000eda62" officeooo:paragraph-rsid="000b919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3pt" fo:font-style="normal" fo:text-shadow="none" style:text-underline-style="none" fo:font-weight="normal" officeooo:rsid="000d2311" officeooo:paragraph-rsid="000b919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Courier New" fo:font-size="13pt" fo:font-style="normal" fo:text-shadow="none" style:text-underline-style="none" fo:font-weight="normal" officeooo:rsid="000d2311" officeooo:paragraph-rsid="000b919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Courier New" fo:font-size="13pt" fo:font-style="normal" fo:text-shadow="none" style:text-underline-style="none" fo:font-weight="normal" officeooo:rsid="000d2311" officeooo:paragraph-rsid="000b9196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1" style:family="text">
      <style:text-properties style:font-name="Garamond" fo:font-size="24pt" fo:font-weight="bold" style:font-size-asian="24pt" style:font-weight-asian="bold" style:font-size-complex="24pt"/>
    </style:style>
    <style:style style:name="T2" style:family="text">
      <style:text-properties style:font-name="Garamond" fo:font-size="24pt" fo:font-weight="bold" officeooo:rsid="000ca03e" style:font-size-asian="24pt" style:font-weight-asian="bold" style:font-size-complex="24pt"/>
    </style:style>
    <style:style style:name="T3" style:family="text">
      <style:text-properties style:font-name="Garamond" fo:font-weight="bold" style:font-weight-asian="bold"/>
    </style:style>
    <style:style style:name="T4" style:family="text">
      <style:text-properties style:font-name="Garamond" fo:font-weight="bold" officeooo:rsid="000ca03e" style:font-weight-asian="bold"/>
    </style:style>
    <style:style style:name="T5" style:family="text">
      <style:text-properties officeooo:rsid="000fd303"/>
    </style:style>
    <style:style style:name="T6" style:family="text">
      <style:text-properties officeooo:rsid="001178fe"/>
    </style:style>
    <style:style style:name="T7" style:family="text">
      <style:text-properties officeooo:rsid="00144460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ca03e" style:font-weight-asian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9"><text:span text:style-name="T8">.net learning path Ju</text:span><text:span text:style-name="T9">ly</text:span><text:span text:style-name="T8"> 2021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row table:style-name="Table5.1">
          <table:table-cell table:style-name="Table5.A1" office:value-type="string">
            <text:p text:style-name="P10">date</text:p>
          </table:table-cell>
          <table:table-cell table:style-name="Table5.B1" office:value-type="string">
            <text:p text:style-name="P10">date</text:p>
          </table:table-cell>
          <table:table-cell table:style-name="Table5.B1" office:value-type="string">
            <text:p text:style-name="P10">Progress in %</text:p>
          </table:table-cell>
          <table:table-cell table:style-name="Table5.B1" office:value-type="string">
            <text:p text:style-name="P10">REASON</text:p>
          </table:table-cell>
          <table:table-cell table:style-name="Table5.B1" office:value-type="string">
            <text:p text:style-name="P12">EXERCISE &amp; DIET</text:p>
          </table:table-cell>
          <table:table-cell table:style-name="Table5.B1" office:value-type="string">
            <text:p text:style-name="P12">STRESS, ANXIETY, DEPRESSION</text:p>
          </table:table-cell>
          <table:table-cell table:style-name="Table5.B1" office:value-type="string">
            <text:p text:style-name="P13">MOVIE</text:p>
          </table:table-cell>
          <table:table-cell table:style-name="Table5.B1" office:value-type="string">
            <text:p text:style-name="P10">JOB PROGRESS</text:p>
            <text:p text:style-name="P10"/>
            <table:table table:name="Table6" table:style-name="Table6">
              <table:table-column table:style-name="Table6.A"/>
              <table:table-row table:style-name="TableLine2373949700336">
                <table:table-cell table:style-name="Table6.A1" office:value-type="string">
                  <text:p text:style-name="P10"/>
                </table:table-cell>
              </table:table-row>
            </table:table>
            <text:p text:style-name="P6"/>
          </table:table-cell>
          <table:table-cell table:style-name="Table5.B1" office:value-type="string">
            <text:p text:style-name="P10">CODING/PROJECT 4HR</text:p>
            <text:p text:style-name="P10">(3AM – 7AM)</text:p>
          </table:table-cell>
          <table:table-cell table:style-name="Table5.B1" office:value-type="string">
            <text:p text:style-name="P10">VIDEO TUTORIAL WATCH</text:p>
            <text:p text:style-name="P10">4HR (4PM-8PM)</text:p>
          </table:table-cell>
          <table:table-cell table:style-name="Table5.A1" office:value-type="string">
            <text:p text:style-name="P10">READING/RESEARCH</text:p>
            <text:p text:style-name="P10">4HR (10AM-2PM)</text:p>
          </table:table-cell>
        </table:table-row>
        <table:table-row table:style-name="TableLine2373949700064">
          <table:table-cell table:style-name="Table5.A2" office:value-type="string">
            <text:list xml:id="list258729025" text:style-name="L1">
              <text:list-item>
                <text:p text:style-name="P15"/>
              </text:list-item>
            </text:list>
          </table:table-cell>
          <table:table-cell table:style-name="Table5.B2" office:value-type="string">
            <text:p text:style-name="P11">Thurs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5504">
          <table:table-cell table:style-name="Table5.A2" office:value-type="string">
            <text:list xml:id="list85352634854224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Fri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698976">
          <table:table-cell table:style-name="Table5.A2" office:value-type="string">
            <text:list xml:id="list85353593066876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Satur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4144">
          <table:table-cell table:style-name="Table5.A2" office:value-type="string">
            <text:list xml:id="list85352237033713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Sun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1424">
          <table:table-cell table:style-name="Table5.A2" office:value-type="string">
            <text:list xml:id="list85352482917770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Mon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699792">
          <table:table-cell table:style-name="Table5.A2" office:value-type="string">
            <text:list xml:id="list85353636453489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Tues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2512">
          <table:table-cell table:style-name="Table5.A2" office:value-type="string">
            <text:list xml:id="list85353046588128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Wednes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7952">
          <table:table-cell table:style-name="Table5.A2" office:value-type="string">
            <text:list xml:id="list85351699675464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Thurs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693264">
          <table:table-cell table:style-name="Table5.A2" office:value-type="string">
            <text:list xml:id="list85352631967220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Fri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5776">
          <table:table-cell table:style-name="Table5.A2" office:value-type="string">
            <text:list xml:id="list85352790905212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Satur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2784">
          <table:table-cell table:style-name="Table5.A2" office:value-type="string">
            <text:list xml:id="list85352453795376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Sun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692720">
          <table:table-cell table:style-name="Table5.A2" office:value-type="string">
            <text:list xml:id="list85351939897208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Mon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3056">
          <table:table-cell table:style-name="Table5.A2" office:value-type="string">
            <text:list xml:id="list85353576676616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Tues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693536">
          <table:table-cell table:style-name="Table5.A2" office:value-type="string">
            <text:list xml:id="list85352212262815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Wednes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3328">
          <table:table-cell table:style-name="Table5.A2" office:value-type="string">
            <text:list xml:id="list85352602378358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Thurs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5232">
          <table:table-cell table:style-name="Table5.A2" office:value-type="string">
            <text:list xml:id="list85352400487739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Fri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6320">
          <table:table-cell table:style-name="Table5.A2" office:value-type="string">
            <text:list xml:id="list85352915141694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Satur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MARVEL STUDIO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4688">
          <table:table-cell table:style-name="Table5.A2" office:value-type="string">
            <text:list xml:id="list85352982094237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Sun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20">EXERCISE <text:span text:style-name="T5">30</text:span> MIN</text:p>
            <text:p text:style-name="P20">DIET <text:span text:style-name="T5">2</text:span> TIME</text:p>
            <text:p text:style-name="P20">WATER <text:span text:style-name="T5">2</text:span> LTR</text:p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DISNEY NATURE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4960">
          <table:table-cell table:style-name="Table5.A2" office:value-type="string">
            <text:list xml:id="list85352420998870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Mon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20">EXERCISE <text:span text:style-name="T5">30</text:span> MIN</text:p>
            <text:p text:style-name="P20">DIET <text:span text:style-name="T5">3</text:span> TIME</text:p>
            <text:p text:style-name="P20">WATER <text:span text:style-name="T5">2</text:span>.5 LTR</text:p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DISNEY CAR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8768">
          <table:table-cell table:style-name="Table5.A2" office:value-type="string">
            <text:list xml:id="list85352668378087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Tuesday</text:p>
          </table:table-cell>
          <table:table-cell table:style-name="Table5.C2" office:value-type="string">
            <text:p text:style-name="P14">0%</text:p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20">EXERCISE <text:span text:style-name="T5">4</text:span>5 MIN</text:p>
            <text:p text:style-name="P20"><text:soft-page-break/>DIET <text:span text:style-name="T5">2</text:span> TIME</text:p>
            <text:p text:style-name="P20">WATER <text:span text:style-name="T5">2</text:span>.5 LTR</text:p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DISNEY CARS</text:p>
          </table:table-cell>
          <table:table-cell table:style-name="Table5.B2" office:value-type="string">
            <text:p text:style-name="P14">0%</text:p>
          </table:table-cell>
          <table:table-cell table:style-name="Table5.C2" office:value-type="string">
            <text:p text:style-name="P14">0%</text:p>
          </table:table-cell>
          <table:table-cell table:style-name="Table5.B2" office:value-type="string">
            <text:p text:style-name="P14">0%</text:p>
          </table:table-cell>
          <table:table-cell table:style-name="Table5.A2" office:value-type="string">
            <text:p text:style-name="P14">0%</text:p>
          </table:table-cell>
        </table:table-row>
        <table:table-row table:style-name="TableLine2373949709040">
          <table:table-cell table:style-name="Table5.A2" office:value-type="string">
            <text:list xml:id="list85353437313360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Wednesday</text:p>
          </table:table-cell>
          <table:table-cell table:style-name="Table5.E2">
            <text:p text:style-name="P16"/>
          </table:table-cell>
          <table:table-cell table:style-name="Table5.B2" office:value-type="string">
            <text:p text:style-name="P19">BRUSHING TEETH, CAT POOP CLEAN, EXERCISE, WATER, MOVIE CAR, GOAL SET, EATING, PLATING, <text:s/>SHAVING, COMBOL WASH, <text:span text:style-name="T6">CAT FOOD, </text:span></text:p>
          </table:table-cell>
          <table:table-cell table:style-name="Table5.C2" office:value-type="string">
            <text:p text:style-name="P21">EXERCISE 15 MIN</text:p>
            <text:p text:style-name="P21">DIET <text:span text:style-name="T6">2</text:span> TIME</text:p>
            <text:p text:style-name="P21">WATER 1.5 LT<text:span text:style-name="T7">R</text:span></text:p>
          </table:table-cell>
          <table:table-cell table:style-name="Table5.D2">
            <text:p text:style-name="P16"/>
          </table:table-cell>
          <table:table-cell table:style-name="Table5.C2" office:value-type="string">
            <text:p text:style-name="P18">DISNEY CARS</text:p>
          </table:table-cell>
          <table:table-cell table:style-name="Table5.B2" office:value-type="string">
            <text:p text:style-name="P14">0%</text:p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K22">
            <text:p text:style-name="P16"/>
          </table:table-cell>
        </table:table-row>
        <table:table-row table:style-name="TableLine2373949694896">
          <table:table-cell table:style-name="Table5.A2" office:value-type="string">
            <text:list xml:id="list85352278962767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Thursday</text:p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K22">
            <text:p text:style-name="P16"/>
          </table:table-cell>
        </table:table-row>
        <table:table-row table:style-name="TableLine2373949695440">
          <table:table-cell table:style-name="Table5.A2" office:value-type="string">
            <text:list xml:id="list85353051479782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Friday</text:p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K22">
            <text:p text:style-name="P16"/>
          </table:table-cell>
        </table:table-row>
        <table:table-row table:style-name="TableLine2373949695712">
          <table:table-cell table:style-name="Table5.A2" office:value-type="string">
            <text:list xml:id="list85352574701159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Saturday</text:p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K22">
            <text:p text:style-name="P16"/>
          </table:table-cell>
        </table:table-row>
        <table:table-row table:style-name="TableLine2373949696256">
          <table:table-cell table:style-name="Table5.A2" office:value-type="string">
            <text:list xml:id="list85353457708763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Sunday</text:p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K22">
            <text:p text:style-name="P16"/>
          </table:table-cell>
        </table:table-row>
        <table:table-row table:style-name="TableLine2373949696528">
          <table:table-cell table:style-name="Table5.A2" office:value-type="string">
            <text:list xml:id="list85351991830141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Monday</text:p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K22">
            <text:p text:style-name="P16"/>
          </table:table-cell>
        </table:table-row>
        <table:table-row table:style-name="TableLine2373949696800">
          <table:table-cell table:style-name="Table5.A2" office:value-type="string">
            <text:list xml:id="list85352626653324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Tuesday</text:p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K22">
            <text:p text:style-name="P16"/>
          </table:table-cell>
        </table:table-row>
        <table:table-row table:style-name="TableLine2373949711760">
          <table:table-cell table:style-name="Table5.A2" office:value-type="string">
            <text:list xml:id="list85353089935796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Wednesday</text:p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K22">
            <text:p text:style-name="P16"/>
          </table:table-cell>
        </table:table-row>
        <table:table-row table:style-name="TableLine2373949717200">
          <table:table-cell table:style-name="Table5.A2" office:value-type="string">
            <text:list xml:id="list85353772764186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Thursday</text:p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K22">
            <text:p text:style-name="P16"/>
          </table:table-cell>
        </table:table-row>
        <table:table-row table:style-name="TableLine2373949712304">
          <table:table-cell table:style-name="Table5.A2" office:value-type="string">
            <text:list xml:id="list85353194671084" text:continue-numbering="true" text:style-name="L1">
              <text:list-item>
                <text:p text:style-name="P17"/>
              </text:list-item>
            </text:list>
          </table:table-cell>
          <table:table-cell table:style-name="Table5.B2" office:value-type="string">
            <text:p text:style-name="P11">Friday</text:p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E2">
            <text:p text:style-name="P16"/>
          </table:table-cell>
          <table:table-cell table:style-name="Table5.D2">
            <text:p text:style-name="P16"/>
          </table:table-cell>
          <table:table-cell table:style-name="Table5.K22">
            <text:p text:style-name="P16"/>
          </table:table-cell>
        </table:table-row>
        <table:table-row table:style-name="TableLine2373949716384">
          <table:table-cell table:style-name="Table5.A32" office:value-type="string">
            <text:list xml:id="list85351745739506" text:continue-numbering="true" text:style-name="L1">
              <text:list-item>
                <text:p text:style-name="P17"/>
              </text:list-item>
            </text:list>
          </table:table-cell>
          <table:table-cell table:style-name="Table5.B32" office:value-type="string">
            <text:p text:style-name="P11">Saturday</text:p>
          </table:table-cell>
          <table:table-cell table:style-name="Table5.C32">
            <text:p text:style-name="P16"/>
          </table:table-cell>
          <table:table-cell table:style-name="Table5.D32">
            <text:p text:style-name="P16"/>
          </table:table-cell>
          <table:table-cell table:style-name="Table5.C32">
            <text:p text:style-name="P16"/>
          </table:table-cell>
          <table:table-cell table:style-name="Table5.D32">
            <text:p text:style-name="P16"/>
          </table:table-cell>
          <table:table-cell table:style-name="Table5.C32">
            <text:p text:style-name="P16"/>
          </table:table-cell>
          <table:table-cell table:style-name="Table5.D32">
            <text:p text:style-name="P16"/>
          </table:table-cell>
          <table:table-cell table:style-name="Table5.C32">
            <text:p text:style-name="P16"/>
          </table:table-cell>
          <table:table-cell table:style-name="Table5.D32">
            <text:p text:style-name="P16"/>
          </table:table-cell>
          <table:table-cell table:style-name="Table5.K32">
            <text:p text:style-name="P1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6T08:53:51.467000000</dc:date>
    <meta:editing-duration>PT3M3S</meta:editing-duration>
    <meta:editing-cycles>2</meta:editing-cycles>
    <meta:generator>LibreOffice/7.1.3.2$Windows_X86_64 LibreOffice_project/47f78053abe362b9384784d31a6e56f8511eb1c1</meta:generator>
    <meta:document-statistic meta:table-count="2" meta:image-count="0" meta:object-count="0" meta:page-count="2" meta:paragraph-count="212" meta:word-count="291" meta:character-count="1272" meta:non-whitespace-character-count="1190"/>
  </office:meta>
</office:document-meta>
</file>